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7d0a9" officeooo:paragraph-rsid="00199612"/>
    </style:style>
    <style:style style:name="T1" style:family="text">
      <style:text-properties officeooo:rsid="00182075"/>
    </style:style>
    <style:style style:name="T2" style:family="text">
      <style:text-properties officeooo:rsid="001996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3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4"><text:span text:style-name="T1">2\ Start the ENV for Windows</text:span></text:p>
      <text:p text:style-name="P4"><text:span text:style-name="T1">copy this directory to windows:</text:span></text:p>
      <text:p text:style-name="P4"><text:span text:style-name="T1">wifi_android/vendor/qcom/proprietary/usb/host</text:span></text:p>
      <text:p text:style-name="P4"><text:span text:style-name="T1">and install the USB driver, also this directory includes the adb.ext and fastboot.exe tools, you could copy the tools and dll to windows/win32 directory.</text:span></text:p>
      <text:p text:style-name="P4"><text:span text:style-name="T1"/></text:p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4"><text:span text:style-name="T1">Such as QXDM, QPST </text:span></text:p>
      <text:p text:style-name="P4"><text:span text:style-name="T1"/></text:p>
      <text:p text:style-name="P5"><text:span text:style-name="T2">3\ How to flash the image:</text:span></text:p>
      <text:p text:style-name="P5"><text:span text:style-name="T2">adb reboot bootloader</text:span></text:p>
      <text:p text:style-name="P5"><text:span text:style-name="T2">fastboot flash system system.img <text:s text:c="2"/>//maybe you need the root priority!!</text:span></text:p>
      <text:p text:style-name="P5"><text:span text:style-name="T2">fastboot reboo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09-26T10:07:44</dc:date>
    <dc:creator>Paul Zhang</dc:creator>
    <meta:editing-duration>PT1M6S</meta:editing-duration>
    <meta:editing-cycles>5</meta:editing-cycles>
    <meta:document-statistic meta:table-count="0" meta:image-count="0" meta:object-count="0" meta:page-count="1" meta:paragraph-count="32" meta:word-count="309" meta:character-count="1330" meta:non-whitespace-character-count="1184"/>
  </office:meta>
</office:document-meta>
</file>